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981f" officeooo:paragraph-rsid="0017981f"/>
    </style:style>
    <style:style style:name="P2" style:family="paragraph" style:parent-style-name="Text_20_body">
      <style:text-properties officeooo:rsid="00183e5c" officeooo:paragraph-rsid="00183e5c"/>
    </style:style>
    <style:style style:name="P3" style:family="paragraph" style:parent-style-name="Text_20_body">
      <style:text-properties officeooo:rsid="0018bd87" officeooo:paragraph-rsid="0018bd87"/>
    </style:style>
    <style:style style:name="P4" style:family="paragraph" style:parent-style-name="Heading_20_1">
      <style:text-properties officeooo:rsid="0017981f" officeooo:paragraph-rsid="0017981f"/>
    </style:style>
    <style:style style:name="P5" style:family="paragraph" style:parent-style-name="Heading_20_1">
      <style:text-properties officeooo:rsid="0019549b" officeooo:paragraph-rsid="0019549b"/>
    </style:style>
    <style:style style:name="P6" style:family="paragraph" style:parent-style-name="Heading_20_1">
      <style:text-properties officeooo:rsid="001e5576" officeooo:paragraph-rsid="001e5576"/>
    </style:style>
    <style:style style:name="P7" style:family="paragraph" style:parent-style-name="Text_20_body" style:list-style-name="L1">
      <style:text-properties officeooo:rsid="0019549b" officeooo:paragraph-rsid="0019549b"/>
    </style:style>
    <style:style style:name="P8" style:family="paragraph" style:parent-style-name="Text_20_body" style:list-style-name="L2">
      <style:text-properties officeooo:paragraph-rsid="001e5576"/>
    </style:style>
    <style:style style:name="P9" style:family="paragraph" style:parent-style-name="Text_20_body" style:list-style-name="L2">
      <style:text-properties officeooo:rsid="001e5576" officeooo:paragraph-rsid="001e5576"/>
    </style:style>
    <style:style style:name="P10" style:family="paragraph" style:parent-style-name="Text_20_body" style:list-style-name="L2">
      <style:text-properties officeooo:rsid="001f571c" officeooo:paragraph-rsid="001f571c"/>
    </style:style>
    <style:style style:name="P11" style:family="paragraph" style:parent-style-name="Text_20_body" style:list-style-name="L2">
      <style:text-properties officeooo:rsid="00235ce7" officeooo:paragraph-rsid="00235ce7"/>
    </style:style>
    <style:style style:name="P12" style:family="paragraph" style:parent-style-name="Text_20_body" style:list-style-name="L2">
      <style:text-properties officeooo:rsid="00250416" officeooo:paragraph-rsid="00250416"/>
    </style:style>
    <style:style style:name="T1" style:family="text">
      <style:text-properties officeooo:rsid="0019d271"/>
    </style:style>
    <style:style style:name="T2" style:family="text">
      <style:text-properties officeooo:rsid="001b756e"/>
    </style:style>
    <style:style style:name="T3" style:family="text">
      <style:text-properties officeooo:rsid="001d31c2"/>
    </style:style>
    <style:style style:name="T4" style:family="text">
      <style:text-properties officeooo:rsid="001e5576"/>
    </style:style>
    <style:style style:name="T5" style:family="text">
      <style:text-properties officeooo:rsid="001f571c"/>
    </style:style>
    <style:style style:name="T6" style:family="text">
      <style:text-properties officeooo:rsid="00212510"/>
    </style:style>
    <style:style style:name="T7" style:family="text">
      <style:text-properties officeooo:rsid="0021d769"/>
    </style:style>
    <style:style style:name="T8" style:family="text">
      <style:text-properties officeooo:rsid="00250416"/>
    </style:style>
    <style:style style:name="T9" style:family="text">
      <style:text-properties officeooo:rsid="002634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Lap time simulator</text:h>
      <text:p text:style-name="P1">AeroLap - <text:a xlink:type="simple" xlink:href="http://www.ansibledesign.com/aerolap.htm" text:style-name="Internet_20_link" text:visited-style-name="Visited_20_Internet_20_Link">http://www.ansibledesign.com/aerolap.htm</text:a></text:p>
      <text:p text:style-name="P1">Pertech - <text:a xlink:type="simple" xlink:href="http://www.pertechs.se/simulation-2/" text:style-name="Internet_20_link" text:visited-style-name="Visited_20_Internet_20_Link">http://www.pertechs.se/simulation-2/</text:a></text:p>
      <text:p text:style-name="P2">ViGrade - <text:a xlink:type="simple" xlink:href="https://www.vi-grade.com/" text:style-name="Internet_20_link" text:visited-style-name="Visited_20_Internet_20_Link">https://www.vi-grade.com/</text:a></text:p>
      <text:p text:style-name="P2">ChassisSim - <text:a xlink:type="simple" xlink:href="https://www.chassissim.com/" text:style-name="Internet_20_link" text:visited-style-name="Visited_20_Internet_20_Link">https://www.chassissim.com/</text:a></text:p>
      <text:p text:style-name="P2">LapSim - <text:a xlink:type="simple" xlink:href="http://www.lapsim.nl/index.html" text:style-name="Internet_20_link" text:visited-style-name="Visited_20_Internet_20_Link">http://www.lapsim.nl/index.html</text:a></text:p>
      <text:p text:style-name="P3">Dynatune - <text:a xlink:type="simple" xlink:href="http://www.dynatune-xl.com/" text:style-name="Internet_20_link" text:visited-style-name="Visited_20_Internet_20_Link">http://www.dynatune-xl.com/</text:a></text:p>
      <text:p text:style-name="P3">Github - <text:a xlink:type="simple" xlink:href="https://github.com/TUMFTM/laptime-simulation" text:style-name="Internet_20_link" text:visited-style-name="Visited_20_Internet_20_Link">https://github.com/TUMFTM/laptime-simulation</text:a></text:p>
      <text:p text:style-name="P3"/>
      <text:h text:style-name="P5" text:outline-level="1">Zahteve <text:span text:style-name="T4">Skrt</text:span></text:h>
      <text:list xml:id="list2239750106" text:style-name="L1">
        <text:list-item>
          <text:p text:style-name="P7">Porabljena energija - <text:span text:style-name="T1">Done</text:span></text:p>
        </text:list-item>
        <text:list-item>
          <text:p text:style-name="P7">Max lateralni pospešek - <text:span text:style-name="T2">Done</text:span></text:p>
        </text:list-item>
        <text:list-item>
          <text:p text:style-name="P7">Max longitudinalni pospešek - <text:span text:style-name="T2">Done</text:span></text:p>
        </text:list-item>
        <text:list-item>
          <text:p text:style-name="P7">Najvišja hitrost - <text:span text:style-name="T3">Done</text:span></text:p>
        </text:list-item>
        <text:list-item>
          <text:p text:style-name="P7">Največji pospešek - <text:span text:style-name="T3">Done</text:span></text:p>
        </text:list-item>
        <text:list-item>
          <text:p text:style-name="P7">Največji pojemek - <text:span text:style-name="T3">Done</text:span></text:p>
        </text:list-item>
        <text:list-item>
          <text:p text:style-name="P7">Povprečna hitrost – <text:span text:style-name="T3">Done</text:span></text:p>
        </text:list-item>
      </text:list>
      <text:h text:style-name="P6" text:outline-level="1">Kaj je za narediti?</text:h>
      <text:list xml:id="list2894844948" text:style-name="L2">
        <text:list-item>
          <text:p text:style-name="P9">Občutiljivost posamezne spremenljivke</text:p>
        </text:list-item>
        <text:list-item>
          <text:p text:style-name="P9">Skidpad - <text:span text:style-name="T6">DONE</text:span></text:p>
        </text:list-item>
        <text:list-item>
          <text:p text:style-name="P9">Acceleration proga - <text:span text:style-name="T6">DONE</text:span></text:p>
        </text:list-item>
        <text:list-item>
          <text:p text:style-name="P8"><text:span text:style-name="T4">Ponovno poglej izpeljavo – </text:span><text:span text:style-name="T7">na novo zapisati za vsako max velocity enačbo - </text:span><text:span text:style-name="T8">DONE</text:span></text:p>
        </text:list-item>
        <text:list-item>
          <text:p text:style-name="P9">GPS – izpeljati logiranje - <text:span text:style-name="T8">DONE</text:span></text:p>
        </text:list-item>
        <text:list-item>
          <text:p text:style-name="P9">Nestabilnost enačb 4 reda - <text:span text:style-name="T8">DONE</text:span></text:p>
        </text:list-item>
        <text:list-item>
          <text:p text:style-name="P9">Kako ugotoviti zakaj pride do napake, kaj so vplivni parametri (spremelnjiv koef trenja, aero, nastavitve podvozja, upoštevanje voznika, zmožnost zaviranja)</text:p>
        </text:list-item>
        <text:list-item>
          <text:p text:style-name="P9">Primerjava odstopkov na različnih delih proge (delta v, delta a)</text:p>
        </text:list-item>
        <text:list-item>
          <text:p text:style-name="P9">Dokumentacija – spremenljivke, lepša diplomska</text:p>
        </text:list-item>
        <text:list-item>
          <text:p text:style-name="P9">Nauči druge uporabljat – install guide, usecase</text:p>
        </text:list-item>
        <text:list-item>
          <text:p text:style-name="P9">Spremenljiv koef trenja v modelu – shestakov grafi</text:p>
        </text:list-item>
        <text:list-item>
          <text:p text:style-name="P9"><text:soft-page-break/>Delete old project na GitHub – dodaj novega – <text:span text:style-name="T5">DONE</text:span></text:p>
        </text:list-item>
        <text:list-item>
          <text:p text:style-name="P10">Lepše naj se spreminja radij v simulaciji</text:p>
        </text:list-item>
        <text:list-item>
          <text:p text:style-name="P11">Veliko prehiter na ravninah, previsoka končna - <text:span text:style-name="T9">DONE</text:span></text:p>
        </text:list-item>
        <text:list-item>
          <text:p text:style-name="P12">Preglej enačbe za pospeševanje - <text:span text:style-name="T9">DONE</text:span></text:p>
        </text:list-item>
        <text:list-item>
          <text:p text:style-name="P12">Preglej enačbe za zaviranje 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1:24:25.463557232</meta:creation-date>
    <dc:date>2021-11-07T20:59:18.213288432</dc:date>
    <meta:editing-duration>PT54M41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96" meta:character-count="1377" meta:non-whitespace-character-count="1228"/>
  </office:meta>
</office:document-meta>
</file>